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https://github.com/Natan-Gabriel/FLCD</text:p>
      <text:p text:style-name="P2">EBNF</text:p>
      <text:p text:style-name="Normal"/>
      <text:p text:style-name="Normal">FA= “Q=” STATES “;” <text:s/>“E=” ALPHABET “;” <text:s/>“S=” TRANSITIONS “;” <text:s/>“q0=” STARTINGSTATE “;” <text:s/>“F=” FINALSTATES “;”</text:p>
      <text:p text:style-name="Normal"/>
      <text:p text:style-name="Normal">STATES=”{” <text:s/>[ STATE {“ , ” STATE} <text:s/>] “}”</text:p>
      <text:p text:style-name="Normal">STATE=LETTER { LETTER | DIGIT }</text:p>
      <text:p text:style-name="Normal">LETTER = ”a” | … | “z” | ”A”| … | “Z”</text:p>
      <text:p text:style-name="Normal">DIGIT = “0” |<text:s/>“1” | .. | “9”</text:p>
      <text:p text:style-name="Normal"><text:s/></text:p>
      <text:p text:style-name="Normal">ALPHABET = ”{” <text:s/>[ELEMENTOFALPHABET <text:s/>{“ , ” ELEMENTOFALPHABET } <text:s/>] <text:s/>“}”</text:p>
      <text:p text:style-name="Normal">ELEMENTOFALPHABET=<text:s/>LETTER | DIGIT<text:s/>| “-“</text:p>
      <text:p text:style-name="Normal"/>
      <text:p text:style-name="Normal">TRANSITIONS = ”{” <text:s/>[ TRANSITION <text:s/>{“ , ” TRANSITION } <text:s/>] “}”<text:s/></text:p>
      <text:p text:style-name="Normal">TRANSITION = <text:s/>STATE “:”<text:s/>(ELEMENTOFALPHABET<text:s/><text:s/>| COMPOSITEELEMENT)<text:s/><text:s/>“-&gt;” STATE<text:s/></text:p>
      <text:p text:style-name="Normal">COMPOSITEELEMENT = “a-z” | “A-Z” | “1-9”<text:s/></text:p>
      <text:p text:style-name="Normal"><text:s/></text:p>
      <text:p text:style-name="Normal">STARTINGSTATE=<text:s/>”{” <text:s text:c="2"/>STATE <text:s/>“}”</text:p>
      <text:p text:style-name="Normal"/>
      <text:p text:style-name="Normal">FINALSTATES=”{” <text:s/>[ STATE {“ , ” STATE} <text:s/>] “}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0-11-09T09:18:00Z</meta:creation-date>
    <dc:date>2020-11-16T16:38:00Z</dc:date>
    <meta:print-date>2020-11-16T16:38:00Z</meta:print-date>
    <meta:template xlink:href="Normal" xlink:type="simple"/>
    <meta:editing-cycles>8</meta:editing-cycles>
    <meta:editing-duration>PT22260S</meta:editing-duration>
    <meta:document-statistic meta:page-count="1" meta:paragraph-count="1" meta:word-count="99" meta:character-count="667" meta:row-count="4" meta:non-whitespace-character-count="569"/>
  </office:meta>
</office:document-meta>
</file>